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erial Icons1" svg:font-family="'Material Icons'"/>
    <style:font-face style:name="Material Icons" svg:font-family="'Material Icon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Material Icons" officeooo:rsid="0010df63" officeooo:paragraph-rsid="0010df63"/>
    </style:style>
    <style:style style:name="T1" style:family="text">
      <style:text-properties style:font-name="Material Icons1" style:font-name-asian="Material Icons1" style:font-name-complex="Material Icons1"/>
    </style:style>
    <style:style style:name="T2" style:family="text">
      <style:text-properties style:font-name="Material Icons1" officeooo:rsid="0012a987" style:font-name-asian="Material Icons1" style:font-name-complex="Material Icons1"/>
    </style:style>
    <style:style style:name="T3" style:family="text">
      <style:text-properties style:font-name-asian="Tahoma" style:font-name-complex="Lohit Devanaga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</text:span><text:span text:style-name="T2">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aterial Icons1" svg:font-family="'Material Icons'"/>
    <style:font-face style:name="Material Icons" svg:font-family="'Material Icon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7:11:18.800182385</meta:creation-date>
    <dc:date>2015-10-12T17:21:53.726093992</dc:date>
    <meta:editing-duration>PT10M3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31" meta:character-count="31" meta:non-whitespace-character-count="31"/>
  </office:meta>
</office:document-meta>
</file>